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">
      <style:paragraph-properties fo:margin-top="0in" fo:margin-bottom="0in"/>
    </style:style>
    <style:style style:name="P21" style:family="paragraph" style:parent-style-name="Text_20_body" style:list-style-name="L2">
      <style:paragraph-properties fo:margin-top="0in" fo:margin-bottom="0in"/>
    </style:style>
    <style:style style:name="P22" style:family="paragraph" style:parent-style-name="Text_20_body" style:list-style-name="L3">
      <style:paragraph-properties fo:margin-top="0in" fo:margin-bottom="0in"/>
    </style:style>
    <style:style style:name="P23" style:family="paragraph" style:parent-style-name="Text_20_body" style:list-style-name="L4">
      <style:paragraph-properties fo:margin-top="0in" fo:margin-bottom="0in"/>
    </style:style>
    <style:style style:name="P24" style:family="paragraph" style:parent-style-name="Text_20_body" style:list-style-name="L5">
      <style:paragraph-properties fo:margin-top="0in" fo:margin-bottom="0in"/>
    </style:style>
    <style:style style:name="P25" style:family="paragraph" style:parent-style-name="Text_20_body" style:list-style-name="L6">
      <style:paragraph-properties fo:margin-top="0in" fo:margin-bottom="0in"/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Text_20_body" style:list-style-name="L8">
      <style:paragraph-properties fo:margin-top="0in" fo:margin-bottom="0in"/>
    </style:style>
    <style:style style:name="P28" style:family="paragraph" style:parent-style-name="Text_20_body" style:list-style-name="L9">
      <style:paragraph-properties fo:margin-top="0in" fo:margin-bottom="0in"/>
    </style:style>
    <style:style style:name="P29" style:family="paragraph" style:parent-style-name="Text_20_body" style:list-style-name="L10">
      <style:paragraph-properties fo:margin-top="0in" fo:margin-bottom="0in"/>
    </style:style>
    <style:style style:name="P30" style:family="paragraph" style:parent-style-name="Text_20_body" style:list-style-name="L11">
      <style:paragraph-properties fo:margin-top="0in" fo:margin-bottom="0in"/>
    </style:style>
    <style:style style:name="P31" style:family="paragraph" style:parent-style-name="Text_20_body" style:list-style-name="L12">
      <style:paragraph-properties fo:margin-top="0in" fo:margin-bottom="0in"/>
    </style:style>
    <style:style style:name="P32" style:family="paragraph" style:parent-style-name="Text_20_body" style:list-style-name="L13">
      <style:paragraph-properties fo:margin-top="0in" fo:margin-bottom="0in"/>
    </style:style>
    <style:style style:name="P33" style:family="paragraph" style:parent-style-name="Text_20_body" style:list-style-name="L14">
      <style:paragraph-properties fo:margin-top="0in" fo:margin-bottom="0in"/>
    </style:style>
    <style:style style:name="P34" style:family="paragraph" style:parent-style-name="Text_20_body" style:list-style-name="L15">
      <style:paragraph-properties fo:margin-top="0in" fo:margin-bottom="0in"/>
    </style:style>
    <style:style style:name="P35" style:family="paragraph" style:parent-style-name="Text_20_body" style:list-style-name="L16">
      <style:paragraph-properties fo:margin-top="0in" fo:margin-bottom="0in"/>
    </style:style>
    <style:style style:name="P36" style:family="paragraph" style:parent-style-name="Text_20_body" style:list-style-name="L17">
      <style:paragraph-properties fo:margin-top="0in" fo:margin-bottom="0in"/>
    </style:style>
    <style:style style:name="P37" style:family="paragraph" style:parent-style-name="Text_20_body" style:list-style-name="L18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Wordpress для: Dashboard widgets ,Database ,HTTP API ,Filesystem ,Global Variables ,Metadata ,Options ,Plugins ,Quicktags ,REST API ,Rewrite ,Settings ,Shortcode ,Theme Modification ,Transients ,XML-RPC" - чтобы охватить все темы, разделы и аспекты, для разработчика</text:p>
      <text:p text:style-name="Standard">ChatGPT</text:p>
      <text:p text:style-name="P1">ChatGPT</text:p>
      <text:p text:style-name="Text_20_body">Создание полноценного учебника по WordPress для разработчика, охватывающего все перечисленные темы, требует значительного объема материала. Давайте начнем с общего контура, чтобы определить структуру и ключевые концепции, которые будут включены в учебник.</text:p>
      <text:h text:style-name="Heading_20_1" text:outline-level="1">Учебник по WordPress для разработчика</text:h>
      <text:h text:style-name="Heading_20_2" text:outline-level="2">Введение в WordPress Development</text:h>
      <text:list xml:id="list6634554997750130862" text:style-name="L1">
        <text:list-item>
          <text:p text:style-name="P20">Основы WordPress</text:p>
        </text:list-item>
        <text:list-item>
          <text:p text:style-name="P20">Разработка тем и плагинов</text:p>
        </text:list-item>
        <text:list-item>
          <text:p text:style-name="P2">Инструменты разработки</text:p>
        </text:list-item>
      </text:list>
      <text:h text:style-name="Heading_20_2" text:outline-level="2">Dashboard Widgets</text:h>
      <text:list xml:id="list7655518830788303100" text:style-name="L2">
        <text:list-item>
          <text:p text:style-name="P21">Создание и управление виджетами на панели управления</text:p>
        </text:list-item>
        <text:list-item>
          <text:p text:style-name="P21">Внедрение пользовательских виджетов</text:p>
        </text:list-item>
        <text:list-item>
          <text:p text:style-name="P3">Пользовательские настройки виджетов</text:p>
        </text:list-item>
      </text:list>
      <text:h text:style-name="Heading_20_2" text:outline-level="2">Database</text:h>
      <text:list xml:id="list8725032113094147140" text:style-name="L3">
        <text:list-item>
          <text:p text:style-name="P22">Работа с базой данных WordPress</text:p>
        </text:list-item>
        <text:list-item>
          <text:p text:style-name="P22">CRUD операции (Create, Read, Update, Delete)</text:p>
        </text:list-item>
        <text:list-item>
          <text:p text:style-name="P4">Оптимизация запросов</text:p>
        </text:list-item>
      </text:list>
      <text:h text:style-name="Heading_20_2" text:outline-level="2">HTTP API</text:h>
      <text:list xml:id="list4123721988261161784" text:style-name="L4">
        <text:list-item>
          <text:p text:style-name="P23">Взаимодействие с внешними ресурсами через HTTP</text:p>
        </text:list-item>
        <text:list-item>
          <text:p text:style-name="P23">Отправка и получение запросов</text:p>
        </text:list-item>
        <text:list-item>
          <text:p text:style-name="P5">Аутентификация и авторизация</text:p>
        </text:list-item>
      </text:list>
      <text:h text:style-name="Heading_20_2" text:outline-level="2">Filesystem</text:h>
      <text:list xml:id="list2910551942069994178" text:style-name="L5">
        <text:list-item>
          <text:p text:style-name="P24">Работа с файловой системой WordPress</text:p>
        </text:list-item>
        <text:list-item>
          <text:p text:style-name="P24">Загрузка, изменение и удаление файлов</text:p>
        </text:list-item>
        <text:list-item>
          <text:p text:style-name="P6">Ограничения и безопасность</text:p>
        </text:list-item>
      </text:list>
      <text:h text:style-name="Heading_20_2" text:outline-level="2">Global Variables</text:h>
      <text:list xml:id="list5548020159654966780" text:style-name="L6">
        <text:list-item>
          <text:p text:style-name="P25">Глобальные переменные WordPress и их использование</text:p>
        </text:list-item>
        <text:list-item>
          <text:p text:style-name="P7">Лучшие практики по работе с глобальными переменными</text:p>
        </text:list-item>
      </text:list>
      <text:h text:style-name="Heading_20_2" text:outline-level="2"><text:soft-page-break/>Metadata</text:h>
      <text:list xml:id="list7878710687262557722" text:style-name="L7">
        <text:list-item>
          <text:p text:style-name="P26">Метаданные в WordPress</text:p>
        </text:list-item>
        <text:list-item>
          <text:p text:style-name="P26">Добавление и извлечение метаданных</text:p>
        </text:list-item>
        <text:list-item>
          <text:p text:style-name="P8">Использование метаданных в темах и плагинах</text:p>
        </text:list-item>
      </text:list>
      <text:h text:style-name="Heading_20_2" text:outline-level="2">Options</text:h>
      <text:list xml:id="list4148848740027641169" text:style-name="L8">
        <text:list-item>
          <text:p text:style-name="P27">Опции WordPress и их использование</text:p>
        </text:list-item>
        <text:list-item>
          <text:p text:style-name="P27">Работа с настройками и параметрами</text:p>
        </text:list-item>
        <text:list-item>
          <text:p text:style-name="P9">Пользовательские опции и их сохранение</text:p>
        </text:list-item>
      </text:list>
      <text:h text:style-name="Heading_20_2" text:outline-level="2">Plugins</text:h>
      <text:list xml:id="list2324617181595443962" text:style-name="L9">
        <text:list-item>
          <text:p text:style-name="P28">Создание пользовательских плагинов</text:p>
        </text:list-item>
        <text:list-item>
          <text:p text:style-name="P28">Жизненный цикл плагина</text:p>
        </text:list-item>
        <text:list-item>
          <text:p text:style-name="P10">Хуки и фильтры</text:p>
        </text:list-item>
      </text:list>
      <text:h text:style-name="Heading_20_2" text:outline-level="2">Quicktags</text:h>
      <text:list xml:id="list8761648125711413540" text:style-name="L10">
        <text:list-item>
          <text:p text:style-name="P29">Добавление пользовательских кнопок и функционала в редакторе контента</text:p>
        </text:list-item>
        <text:list-item>
          <text:p text:style-name="P11">Создание собственных Quicktags</text:p>
        </text:list-item>
      </text:list>
      <text:h text:style-name="Heading_20_2" text:outline-level="2">REST API</text:h>
      <text:list xml:id="list4945994641122621239" text:style-name="L11">
        <text:list-item>
          <text:p text:style-name="P30">Использование REST API WordPress</text:p>
        </text:list-item>
        <text:list-item>
          <text:p text:style-name="P30">Создание и использование собственных конечных точек</text:p>
        </text:list-item>
        <text:list-item>
          <text:p text:style-name="P12">Аутентификация и авторизация</text:p>
        </text:list-item>
      </text:list>
      <text:h text:style-name="Heading_20_2" text:outline-level="2">Rewrite</text:h>
      <text:list xml:id="list2667597874922304555" text:style-name="L12">
        <text:list-item>
          <text:p text:style-name="P31">Перезапись URL в WordPress</text:p>
        </text:list-item>
        <text:list-item>
          <text:p text:style-name="P31">Создание пользовательских правил перезаписи</text:p>
        </text:list-item>
        <text:list-item>
          <text:p text:style-name="P13">Примеры использования</text:p>
        </text:list-item>
      </text:list>
      <text:h text:style-name="Heading_20_2" text:outline-level="2">Settings</text:h>
      <text:list xml:id="list6260766301953712097" text:style-name="L13">
        <text:list-item>
          <text:p text:style-name="P32">Создание пользовательских настроек в WordPress</text:p>
        </text:list-item>
        <text:list-item>
          <text:p text:style-name="P32">Интеграция настроек в административный интерфейс</text:p>
        </text:list-item>
        <text:list-item>
          <text:p text:style-name="P14">Сохранение и валидация настроек</text:p>
        </text:list-item>
      </text:list>
      <text:h text:style-name="Heading_20_2" text:outline-level="2">Shortcode</text:h>
      <text:list xml:id="list636458368946567839" text:style-name="L14">
        <text:list-item>
          <text:p text:style-name="P33">Создание и использование коротких кодов</text:p>
        </text:list-item>
        <text:list-item>
          <text:p text:style-name="P33">Параметры коротких кодов</text:p>
        </text:list-item>
        <text:list-item>
          <text:p text:style-name="P15">Лучшие практики использования</text:p>
        </text:list-item>
      </text:list>
      <text:h text:style-name="Heading_20_2" text:outline-level="2"><text:soft-page-break/>Theme Modification</text:h>
      <text:list xml:id="list3566697773164255087" text:style-name="L15">
        <text:list-item>
          <text:p text:style-name="P34">Модификация существующих тем WordPress</text:p>
        </text:list-item>
        <text:list-item>
          <text:p text:style-name="P34">Создание дочерних тем</text:p>
        </text:list-item>
        <text:list-item>
          <text:p text:style-name="P16">Изменение макета и стилей</text:p>
        </text:list-item>
      </text:list>
      <text:h text:style-name="Heading_20_2" text:outline-level="2">Transients</text:h>
      <text:list xml:id="list8409899500041651686" text:style-name="L16">
        <text:list-item>
          <text:p text:style-name="P35">Использование временных данных в WordPress</text:p>
        </text:list-item>
        <text:list-item>
          <text:p text:style-name="P35">Создание и обновление транзиентов</text:p>
        </text:list-item>
        <text:list-item>
          <text:p text:style-name="P17">Оптимизация производительности</text:p>
        </text:list-item>
      </text:list>
      <text:h text:style-name="Heading_20_2" text:outline-level="2">XML-RPC</text:h>
      <text:list xml:id="list7609302976223267076" text:style-name="L17">
        <text:list-item>
          <text:p text:style-name="P36">Работа с XML-RPC API WordPress</text:p>
        </text:list-item>
        <text:list-item>
          <text:p text:style-name="P36">Создание и использование собственных методов</text:p>
        </text:list-item>
        <text:list-item>
          <text:p text:style-name="P18">Безопасность и ограничения</text:p>
        </text:list-item>
      </text:list>
      <text:h text:style-name="Heading_20_2" text:outline-level="2">Заключение</text:h>
      <text:list xml:id="list4144889322938659541" text:style-name="L18">
        <text:list-item>
          <text:p text:style-name="P37">Практические рекомендации и лучшие практики</text:p>
        </text:list-item>
        <text:list-item>
          <text:p text:style-name="P37">Ресурсы для дальнейшего изучения</text:p>
        </text:list-item>
        <text:list-item>
          <text:p text:style-name="P19">Справочные материалы</text:p>
        </text:list-item>
      </text:list>
      <text:p text:style-name="Text_20_body">Каждый раздел учебника будет включать в себя объяснение основных концепций, примеры кода и практические упражнения для закрепления материала. Разумеется, этот учебник будет иметь детализированное описание каждой темы, а также примеры кода и практические задания для развития навыков разработчика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14$Win32 OpenOffice.org_project/4114m1$Build-9811</meta:generator>
    <dc:date>2024-05-01T20:43:24.59</dc:date>
    <meta:document-statistic meta:table-count="0" meta:image-count="0" meta:object-count="0" meta:page-count="3" meta:paragraph-count="76" meta:word-count="407" meta:character-count="2924"/>
    <dc:creator>Dima Wide</dc:creator>
    <meta:user-defined meta:name="Info 1"/>
    <meta:user-defined meta:name="Info 2"/>
    <meta:user-defined meta:name="Info 3"/>
    <meta:user-defined meta:name="Info 4"/>
  </office:meta>
</office:document-meta>
</file>